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_20__28_user_29_">
      <style:text-properties style:font-name="Verdana"/>
    </style:style>
    <style:style style:name="P2" style:family="paragraph" style:parent-style-name="Standard_20__28_user_29_">
      <style:text-properties style:font-name="Verdana" style:text-underline-style="solid" style:text-underline-width="auto" style:text-underline-color="font-color"/>
    </style:style>
    <style:style style:name="P3" style:family="paragraph" style:parent-style-name="Standard_20__28_user_29_">
      <style:paragraph-properties fo:text-align="center" style:justify-single-word="false"/>
      <style:text-properties style:font-name="Verdana" style:text-underline-style="solid" style:text-underline-width="auto" style:text-underline-color="font-color" fo:font-weight="bold" style:font-weight-asian="bold" style:font-weight-complex="bold"/>
    </style:style>
    <style:style style:name="P4" style:family="paragraph" style:parent-style-name="Standard_20__28_user_29_">
      <style:paragraph-properties fo:break-before="page"/>
      <style:text-properties style:font-name="Verdana"/>
    </style:style>
    <style:style style:name="P5" style:family="paragraph" style:parent-style-name="Standard_20__28_user_29_" style:master-page-name="Standard">
      <style:paragraph-properties fo:text-align="center" style:justify-single-word="false" style:page-number="auto"/>
      <style:text-properties style:font-name="Verdana" style:text-underline-style="solid" style:text-underline-width="auto" style:text-underline-color="font-color" fo:font-weight="bold" style:font-weight-asian="bold" style:font-weight-complex="bold"/>
    </style:style>
    <style:style style:name="P6" style:family="paragraph" style:parent-style-name="Standard_20__28_user_29_">
      <style:text-properties style:font-name="Verdana"/>
    </style:style>
    <style:style style:name="P7" style:family="paragraph" style:parent-style-name="Standard_20__28_user_29_">
      <style:text-properties style:font-name="Verdana" style:text-underline-style="solid" style:text-underline-width="auto" style:text-underline-color="font-color"/>
    </style:style>
    <style:style style:name="P8" style:family="paragraph" style:parent-style-name="Standard_20__28_user_29_">
      <style:text-properties style:font-name="Verdana" style:text-underline-style="solid" style:text-underline-width="auto" style:text-underline-color="font-color" fo:font-weight="bold" style:font-weight-asian="bold" style:font-weight-complex="bold"/>
    </style:style>
    <style:style style:name="P9" style:family="paragraph" style:parent-style-name="Standard_20__28_user_29_">
      <style:text-properties style:font-name="Verdana" officeooo:rsid="000b5401" officeooo:paragraph-rsid="000b5401"/>
    </style:style>
    <style:style style:name="P10" style:family="paragraph" style:parent-style-name="Standard_20__28_user_29_">
      <style:text-properties style:font-name="Verdana" officeooo:rsid="000c588a" officeooo:paragraph-rsid="000c588a"/>
    </style:style>
    <style:style style:name="P11" style:family="paragraph" style:parent-style-name="Standard_20__28_user_29_">
      <style:text-properties style:font-name="Verdana" officeooo:paragraph-rsid="000c588a"/>
    </style:style>
    <style:style style:name="P12" style:family="paragraph" style:parent-style-name="Standard_20__28_user_29_">
      <style:text-properties style:font-name="Verdana" officeooo:paragraph-rsid="001002bb"/>
    </style:style>
    <style:style style:name="P13" style:family="paragraph" style:parent-style-name="Standard_20__28_user_29_">
      <style:text-properties style:font-name="Verdana" officeooo:rsid="00128c7c" officeooo:paragraph-rsid="00128c7c"/>
    </style:style>
    <style:style style:name="P14" style:family="paragraph" style:parent-style-name="Standard_20__28_user_29_">
      <style:text-properties style:font-name="Verdana" officeooo:rsid="00141fd4" officeooo:paragraph-rsid="00141fd4"/>
    </style:style>
    <style:style style:name="P15" style:family="paragraph" style:parent-style-name="Standard_20__28_user_29_">
      <style:paragraph-properties fo:break-before="page"/>
      <style:text-properties style:font-name="Verdana" style:text-underline-style="solid" style:text-underline-width="auto" style:text-underline-color="font-color"/>
    </style:style>
    <style:style style:name="T1" style:family="text">
      <style:text-properties style:font-name="Verdana"/>
    </style:style>
    <style:style style:name="T2" style:family="text">
      <style:text-properties style:font-name="Verdana" officeooo:rsid="0011bee6"/>
    </style:style>
    <style:style style:name="T3" style:family="text">
      <style:text-properties officeooo:rsid="000b5401"/>
    </style:style>
    <style:style style:name="T4" style:family="text">
      <style:text-properties style:text-underline-style="solid" style:text-underline-width="auto" style:text-underline-color="font-color"/>
    </style:style>
    <style:style style:name="T5" style:family="text">
      <style:text-properties officeooo:rsid="000c588a"/>
    </style:style>
    <style:style style:name="T6" style:family="text">
      <style:text-properties officeooo:rsid="000e1793"/>
    </style:style>
    <style:style style:name="T7" style:family="text">
      <style:text-properties officeooo:rsid="000fcae7"/>
    </style:style>
    <style:style style:name="T8" style:family="text">
      <style:text-properties officeooo:rsid="001002bb"/>
    </style:style>
    <style:style style:name="T9" style:family="text">
      <style:text-properties officeooo:rsid="0011bee6"/>
    </style:style>
    <style:style style:name="T10" style:family="text">
      <style:text-properties officeooo:rsid="00128c7c"/>
    </style:style>
    <style:style style:name="T11" style:family="text">
      <style:text-properties officeooo:rsid="00146c3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escription of the Next HLA language</text:p>
      <text:p text:style-name="P3"/>
      <text:p text:style-name="P1">NextHLA v2 is a sequence of statements ; there is no real organised structure as such. <text:s/>Everything behaves in the same way, so language elements can be mixed almost randomly ; you can put a procedure in code and it will work. However, it is not advised !</text:p>
      <text:p text:style-name="P1"/>
      <text:p text:style-name="P2">Assignments/Expressions</text:p>
      <text:p text:style-name="P2"/>
      <text:p text:style-name="P1">An assignment expression is a sequence of terms followed by a binary operator and other terms. The assignment itself is a binary operator.</text:p>
      <text:p text:style-name="P1"/>
      <text:p text:style-name="P1">A term is either an address, or a constant. Terms are :-</text:p>
      <text:p text:style-name="P1"/>
      <text:p text:style-name="P1">Integer constant <text:tab/><text:tab/><text:tab/>0-65535</text:p>
      <text:p text:style-name="P1">Hexadecimal constant <text:tab/><text:tab/>$0-$FFFF</text:p>
      <text:p text:style-name="P1">Character constant <text:tab/><text:tab/>‘&lt;char&gt;’ (32..127 only)</text:p>
      <text:p text:style-name="P1">String constant <text:tab/><text:tab/><text:tab/>address of ASCIIZ String</text:p>
      <text:p text:style-name="P1">Named constant <text:tab/><text:tab/><text:tab/>&lt;identifier&gt;</text:p>
      <text:p text:style-name="P1">Variable constant <text:tab/><text:tab/>@&lt;identifier&gt;</text:p>
      <text:p text:style-name="P1">A negative constant <text:tab/><text:tab/>-&lt;any constant&gt;</text:p>
      <text:p text:style-name="P1">Variable address <text:tab/><text:tab/><text:tab/>&lt;identifier&gt;</text:p>
      <text:p text:style-name="P9">Word Indirection<text:tab/><text:tab/><text:tab/>&lt;identifier&gt;!&lt;<text:span text:style-name="T11">term</text:span>&gt; <text:span text:style-name="T11">(cannot indirect again)</text:span></text:p>
      <text:p text:style-name="P1"/>
      <text:p text:style-name="P1">When an identifier is found (e.g. it was not preceded by an operator) it can be ; an expression/assignment, a while/if/for structure, or a procedure call. Identifiers begin with underscore or a-z, and can have underscore, a-z, 0-9 : and . characters. : should not be used (it will be used for a cheap OOP design later)</text:p>
      <text:p text:style-name="P1"/>
      <text:p text:style-name="P1"><text:span text:style-name="T4">Binary Operators</text:span></text:p>
      <text:p text:style-name="P1"/>
      <text:p text:style-name="P1">The standard binary operations are + - * / &amp; | ^ <text:s/>which are achieved using a mixture of code, <text:span text:style-name="T3">library routines</text:span> and optimisations (e.g. inc dec and shifts). There is an assignment binary operator - <text:s/>the <text:span text:style-name="T3">&gt;</text:span> operator</text:p>
      <text:p text:style-name="P1"/>
      <text:p text:style-name="P1">e.g. to add a and b and store at <text:span text:style-name="T5">c</text:span> you would use:</text:p>
      <text:p text:style-name="P1"/>
      <text:p text:style-name="P1">a+b&gt;c</text:p>
      <text:p text:style-name="P1"/>
      <text:p text:style-name="P10">also you can write things like a+b&gt;c!4 because c!4 is a single term in its own right. The assignment operator does not change the working value.</text:p>
      <text:p text:style-name="P1"/>
      <text:p text:style-name="P1">If two terms are found consecutively e.g. a b then the working value is b.</text:p>
      <text:p text:style-name="P2"/>
      <text:p text:style-name="P2"/>
      <text:p text:style-name="P15">Procedure calls</text:p>
      <text:p text:style-name="P2"/>
      <text:p text:style-name="P11">Procedure calls consist of an identifier, and bracketed parameters. The brackets are present even if there are no parameters. </text:p>
      <text:p text:style-name="P11"/>
      <text:p text:style-name="P11">Parameters are static, and are stored in the parameter space, which is a contiguous block of memory that belongs to the procedure. Each procedure identifier has a memory address (may be zero <text:span text:style-name="T5">if there are no parameters</text:span>) and a number of parameters, that are local variables.</text:p>
      <text:p text:style-name="P1"/>
      <text:p text:style-name="P1">e.g. hello(1,2,a+4) calls procedure hello. If this is declared as proc hello(x,y,z) then x = 1, y = 2 and z = a+4 . <text:tab/></text:p>
      <text:p text:style-name="P1"/>
      <text:p text:style-name="P1">Procedure code is the single instruction following the proc definition <text:span text:style-name="T6">(see notes regarding if/while statements)</text:span> ; after this all locals are dumped.</text:p>
      <text:p text:style-name="P1"/>
      <text:p text:style-name="P1">The last calculated value is ‘returned’ and can be processed using operators etc.</text:p>
      <text:p text:style-name="P1"/>
      <text:p text:style-name="P1">Variables are declared using the keywords local and global followed by a single identifier. So you comment them :) They can be declared at any time, but cannot be forward referenced. Local identifiers always have priority. At the end of the module any identifier beginning with an underscore is dumped.</text:p>
      <text:p text:style-name="P1"/>
      <text:p text:style-name="P1">Code can be grouped together using { } and the ; can be used for clarity if you wish. It has no actual effect and is not required syntactically.</text:p>
      <text:p text:style-name="P1"/>
      <text:p text:style-name="P1">A function would look like this.</text:p>
      <text:p text:style-name="P1"/>
      <text:p text:style-name="P1">proc add.together(a,b,c)</text:p>
      <text:p text:style-name="P1">{</text:p>
      <text:p text:style-name="P1"><text:tab/>local total</text:p>
      <text:p text:style-name="P1"><text:tab/>a+b+c &gt; total</text:p>
      <text:p text:style-name="P1"><text:tab/>total</text:p>
      <text:p text:style-name="P1">}</text:p>
      <text:p text:style-name="P1"><text:s/></text:p>
      <text:p text:style-name="P12">and you can write add.together(3,4,5) <text:span text:style-name="T7">&gt;</text:span> x for example. <text:span text:style-name="T8">Note the use of total here is completely superfluous !</text:span></text:p>
      <text:p text:style-name="P12"/>
      <text:p text:style-name="P12">When the application is run, all functions called &lt;something&gt;.boot() are run in the order they are compiled to allow for module initiation. The last of these is your main program.</text:p>
      <text:p text:style-name="P4"/>
      <text:p text:style-name="P8">Structures</text:p>
      <text:p text:style-name="P1"/>
      <text:p text:style-name="P14">The following structures are supported :</text:p>
      <text:p text:style-name="P14"/>
      <text:p text:style-name="P1"><text:span text:style-name="T10">i</text:span>f (&lt;expr&gt; &lt;cond&gt;<text:span text:style-name="T9">)</text:span> &lt;statement&gt;</text:p>
      <text:p text:style-name="P1"><text:tab/><text:tab/>if (a<text:span text:style-name="T9">&lt;0</text:span>) { count+1&gt;count }</text:p>
      <text:p text:style-name="P1"/>
      <text:p text:style-name="P1">while (&lt;expr&gt; &lt;cond&gt;<text:span text:style-name="T9">)</text:span> &lt;statement&gt;</text:p>
      <text:p text:style-name="Standard_20__28_user_29_"><text:span text:style-name="T1"><text:tab/><text:tab/>while (keypressed()</text:span><text:span text:style-name="T2">=0</text:span><text:span text:style-name="T1">) { do.waiting(count) count+1&gt;</text:span><text:bookmark text:name="_GoBack"/><text:span text:style-name="T1">count }</text:span></text:p>
      <text:p text:style-name="P1"/>
      <text:p text:style-name="P1">for (&lt;expr&gt;) &lt;statement&gt;</text:p>
      <text:p text:style-name="P1"><text:tab/><text:tab/>for (100) { flash.stars() }</text:p>
      <text:p text:style-name="P1"/>
      <text:p text:style-name="P1">(downcounts expr from (n-1)-0, stored in index if defined)</text:p>
      <text:p text:style-name="P1"/>
      <text:p text:style-name="P1">&lt;cond&gt; conditions are currently &lt;0, =0, or #0 (the default if omitted)</text:p>
      <text:p text:style-name="P1"/>
      <text:p text:style-name="P1">Note an instruction is deemed to be a single language element. So if you want to write the equivalent of “if (a &lt; 4) b = b + 1” you might think of writing.</text:p>
      <text:p text:style-name="P1"/>
      <text:p text:style-name="P1">If (a-4) &lt;0 b+1<text:span text:style-name="T10">&gt;</text:span>b</text:p>
      <text:p text:style-name="P1"/>
      <text:p text:style-name="P1">this is wrong. What is executed is this, because the single instruction is the first b.</text:p>
      <text:p text:style-name="P1"/>
      <text:p text:style-name="P1">If (a-4) &lt;0 b</text:p>
      <text:p text:style-name="P1">+1<text:span text:style-name="T10">&gt;</text:span>b</text:p>
      <text:p text:style-name="P1"/>
      <text:p text:style-name="P1">so while it is not mandatory it is advisable to always use curly brackets as in ‘C’.</text:p>
      <text:p text:style-name="P1"/>
      <text:p text:style-name="P1">if (a-4) &lt;0 { b+1<text:span text:style-name="T10">&gt;</text:span>b }</text:p>
      <text:p text:style-name="P1"/>
      <text:p text:style-name="P13">This also applies to procedures. In NextHLA an ‘instruction’ is a very simple singular thing. A single identifier is one, so is +2 , so is &g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ul Robson</meta:initial-creator>
    <meta:editing-cycles>18</meta:editing-cycles>
    <meta:creation-date>2018-12-17T14:37:00</meta:creation-date>
    <dc:date>2018-12-18T10:59:26.591172087</dc:date>
    <meta:editing-duration>PT9M40S</meta:editing-duration>
    <meta:generator>LibreOffice/6.1.3.2$Linux_X86_64 LibreOffice_project/10$Build-2</meta:generator>
    <meta:document-statistic meta:table-count="0" meta:image-count="0" meta:object-count="0" meta:page-count="3" meta:paragraph-count="57" meta:word-count="714" meta:character-count="4153" meta:non-whitespace-character-count="345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